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180000012C54B6823698BFA91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5.117cm" draw:z-index="0"><draw:image xlink:href="Pictures/10000001000006180000012C54B6823698BFA91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0:43:44.613477916</meta:creation-date>
    <dc:date>2023-11-20T18:59:29.580609961</dc:date>
    <meta:editing-duration>PT5M31S</meta:editing-duration>
    <meta:editing-cycles>10</meta:editing-cycles>
    <meta:generator>LibreOffice/7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